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7.86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79.94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52.04pt"/>
    </style:style>
    <style:style style:name="co9" style:family="table-column">
      <style:table-column-properties fo:break-before="auto" style:column-width="53.0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51pt"/>
    </style:style>
    <style:style style:name="co13" style:family="table-column">
      <style:table-column-properties fo:break-before="auto" style:column-width="50.2pt"/>
    </style:style>
    <style:style style:name="co14" style:family="table-column">
      <style:table-column-properties fo:break-before="auto" style:column-width="56.69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3.45pt"/>
    </style:style>
    <style:style style:name="co18" style:family="table-column">
      <style:table-column-properties fo:break-before="auto" style:column-width="105.11pt"/>
    </style:style>
    <style:style style:name="co19" style:family="table-column">
      <style:table-column-properties fo:break-before="auto" style:column-width="54.85pt"/>
    </style:style>
    <style:style style:name="co20" style:family="table-column">
      <style:table-column-properties fo:break-before="auto" style:column-width="84.61pt"/>
    </style:style>
    <style:style style:name="co21" style:family="table-column">
      <style:table-column-properties fo:break-before="auto" style:column-width="70.64pt"/>
    </style:style>
    <style:style style:name="co22" style:family="table-column">
      <style:table-column-properties fo:break-before="auto" style:column-width="65.54pt"/>
    </style:style>
    <style:style style:name="ro1" style:family="table-row">
      <style:table-row-properties style:row-height="59.61pt" fo:break-before="auto" style:use-optimal-row-height="false"/>
    </style:style>
    <style:style style:name="ro2" style:family="table-row">
      <style:table-row-properties style:row-height="65.06pt" fo:break-before="auto" style:use-optimal-row-height="false"/>
    </style:style>
    <style:style style:name="ro3" style:family="table-row">
      <style:table-row-properties style:row-height="103.01pt" fo:break-before="auto" style:use-optimal-row-height="true"/>
    </style:style>
    <style:style style:name="ro4" style:family="table-row">
      <style:table-row-properties style:row-height="52.41pt" fo:break-before="auto" style:use-optimal-row-height="true"/>
    </style:style>
    <style:style style:name="ro5" style:family="table-row">
      <style:table-row-properties style:row-height="77.7pt" fo:break-before="auto" style:use-optimal-row-height="true"/>
    </style:style>
    <style:style style:name="ro6" style:family="table-row">
      <style:table-row-properties style:row-height="65.06pt" fo:break-before="auto" style:use-optimal-row-height="true"/>
    </style:style>
    <style:style style:name="ro7" style:family="table-row">
      <style:table-row-properties style:row-height="115.65pt" fo:break-before="auto" style:use-optimal-row-height="true"/>
    </style:style>
    <style:style style:name="ro8" style:family="table-row">
      <style:table-row-properties style:row-height="39.74pt" fo:break-before="auto" style:use-optimal-row-height="true"/>
    </style:style>
    <style:style style:name="ro9" style:family="table-row">
      <style:table-row-properties style:row-height="128.3pt" fo:break-before="auto" style:use-optimal-row-height="true"/>
    </style:style>
    <style:style style:name="ro10" style:family="table-row">
      <style:table-row-properties style:row-height="90.34pt" fo:break-before="auto" style:use-optimal-row-height="true"/>
    </style:style>
    <style:style style:name="ro11" style:family="table-row">
      <style:table-row-properties style:row-height="27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Adobe Garamond Pro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Carlson Instrumental Repertoire 2 Data 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ce16"/>
        <table:table-column table:style-name="co17" table:default-cell-style-name="ce16"/>
        <table:table-column table:style-name="co1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6" table:default-cell-style-name="ce16"/>
        <table:table-column table:style-name="co22" table:number-columns-repeated="999" table:default-cell-style-name="Default"/>
        <table:table-row table:style-name="ro1">
          <table:table-cell table:style-name="ce21" office:value-type="string" calcext:value-type="string">
            <text:p>Artists</text:p>
          </table:table-cell>
          <table:table-cell table:style-name="ce28" office:value-type="string" calcext:value-type="string">
            <text:p>Websit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display</text:p>
          </table:table-cell>
          <table:table-cell table:style-name="ce21" office:value-type="string" calcext:value-type="string">
            <text:p>craft</text:p>
          </table:table-cell>
          <table:table-cell table:style-name="ce21" office:value-type="string" calcext:value-type="string">
            <text:p>Mobile-friendly?</text:p>
          </table:table-cell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https?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booking?</text:p>
          </table:table-cell>
          <table:table-cell table:style-name="ce21" office:value-type="string" calcext:value-type="string">
            <text:p>Contact</text:p>
          </table:table-cell>
          <table:table-cell table:style-name="ce21" office:value-type="string" calcext:value-type="string">
            <text:p>social media</text:p>
          </table:table-cell>
          <table:table-cell table:style-name="ce21" office:value-type="string" calcext:value-type="string">
            <text:p>twitter feed</text:p>
          </table:table-cell>
          <table:table-cell table:number-columns-repeated="2" table:style-name="ce21" office:value-type="string" calcext:value-type="string">
            <text:p>Newsletter</text:p>
          </table:table-cell>
          <table:table-cell table:style-name="ce21" office:value-type="string" calcext:value-type="string">
            <text:p>tour dates</text:p>
          </table:table-cell>
          <table:table-cell table:style-name="ce21" office:value-type="string" calcext:value-type="string">
            <text:p>News</text:p>
          </table:table-cell>
          <table:table-cell table:style-name="ce21" office:value-type="string" calcext:value-type="string">
            <text:p>Transcription</text:p>
          </table:table-cell>
          <table:table-cell table:style-name="ce21" office:value-type="string" calcext:value-type="string">
            <text:p>Record Label</text:p>
          </table:table-cell>
          <table:table-cell table:style-name="ce21" office:value-type="string" calcext:value-type="string">
            <text:p>nameserver</text:p>
          </table:table-cell>
          <table:table-cell table:style-name="ce21" office:value-type="string" calcext:value-type="string">
            <text:p>Probable host or CMS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97"/>
          <table:table-cell table:number-columns-repeated="2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13"/>
          <table:table-cell table:style-name="ce13" office:value-type="string" calcext:value-type="string">
            <text:p>domaincontrol.com</text:p>
          </table:table-cell>
          <table:table-cell table:style-name="ce13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14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sitezoogle.com</text:p>
          </table:table-cell>
          <table:table-cell table:style-name="ce14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Alex de Grassi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13" office:value-type="string" calcext:value-type="string">
            <text:p>indie</text:p>
          </table:table-cell>
          <table:table-cell table:style-name="ce13" office:value-type="string" calcext:value-type="string">
            <text:p>squarespace worldnic.com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Andrew Whit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Rook Media rookdns.com</text:p>
          </table:table-cell>
          <table:table-cell table:style-name="ce14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Andy McKe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13" office:value-type="string" calcext:value-type="string">
            <text:p>CGP sounds</text:p>
          </table:table-cell>
          <table:table-cell table:style-name="ce13" office:value-type="string" calcext:value-type="string">
            <text:p>wix.com</text:p>
          </table:table-cell>
          <table:table-cell table:style-name="ce13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Billy McLaughlin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14"/>
          <table:table-cell table:style-name="ce14" office:value-type="string" calcext:value-type="string">
            <text:p>go daddy worldnic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7">
          <table:table-cell table:style-name="ce2" office:value-type="string" calcext:value-type="string">
            <text:p>Calum Graham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13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sitezoogle.com</text:p>
          </table:table-cell>
          <table:table-cell table:style-name="ce13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Clive Carroll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14"/>
          <table:table-cell table:style-name="ce14" office:value-type="string" calcext:value-type="string">
            <text:p>iPage fatcow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7">
          <table:table-cell table:style-name="ce2" office:value-type="string" calcext:value-type="string">
            <text:p>Craig D'Andrea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13"/>
          <table:table-cell table:style-name="ce13" office:value-type="string" calcext:value-type="string">
            <text:p>Squarespace ipower.com</text:p>
          </table:table-cell>
          <table:table-cell table:style-name="ce13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Eva Atmatzidou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2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Google googleusercontent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Ewan Dobson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13" office:value-type="string" calcext:value-type="string">
            <text:p>candy rat and indie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13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Gareth Pearson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wixdns.net</text:p>
          </table:table-cell>
          <table:table-cell table:style-name="ce14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Happy Traum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13"/>
          <table:table-cell table:style-name="ce13" office:value-type="string" calcext:value-type="string">
            <text:p>Amazon designinterventionsites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9">
          <table:table-cell table:style-name="ce3" office:value-type="string" calcext:value-type="string">
            <text:p>Ian Ethan Cas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hostbaby.com</text:p>
          </table:table-cell>
          <table:table-cell table:style-name="ce14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Janet Feder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13" office:value-type="string" calcext:value-type="string">
            <text:p>indi?</text:p>
          </table:table-cell>
          <table:table-cell table:style-name="ce13" office:value-type="string" calcext:value-type="string">
            <text:p>latisys-denver electricstores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Jimmy Wahlsteen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Squarespace loopia.se</text:p>
          </table:table-cell>
          <table:table-cell table:style-name="ce14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Jon Gomm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13" office:value-type="string" calcext:value-type="string">
            <text:p>performing chimp records</text:p>
          </table:table-cell>
          <table:table-cell table:style-name="ce13" office:value-type="string" calcext:value-type="string">
            <text:p>RackSpace sitezoogle.com</text:p>
          </table:table-cell>
          <table:table-cell table:style-name="ce13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14"/>
          <table:table-cell table:style-name="ce14" office:value-type="string" calcext:value-type="string">
            <text:p>Squarespace register.com</text:p>
          </table:table-cell>
          <table:table-cell table:style-name="ce14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Kelly Valleau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5" office:value-type="string" calcext:value-type="string">
            <text:p>FALSE</text:p>
          </table:table-cell>
          <table:table-cell table:style-name="ce13" table:number-columns-repeated="2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Weebly domaincontrol.com</text:p>
          </table:table-cell>
          <table:table-cell table:style-name="ce13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Kevin Horrigan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5"/>
          <table:table-cell table:style-name="ce14" office:value-type="string" calcext:value-type="string">
            <text:p>squarespace domaincontrol.com</text:p>
          </table:table-cell>
          <table:table-cell table:style-name="ce14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Leo Kottk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 table:number-columns-repeated="3"/>
          <table:table-cell table:style-name="ce13" office:value-type="string" calcext:value-type="string">
            <text:p>godaddy colorave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Luca Stricagnoli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KPNQWest Italia netsons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Lucas Michailidis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Squarespace jumbo.net.au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Masaaki Kishib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14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5"/>
          <table:table-cell table:style-name="ce14" office:value-type="string" calcext:value-type="string">
            <text:p>Sakura Internet dns.ne.jp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Michael Chapdelain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13" office:value-type="string" calcext:value-type="string">
            <text:p>they all look to be self-released</text:p>
          </table:table-cell>
          <table:table-cell table:style-name="ce13" office:value-type="string" calcext:value-type="string">
            <text:p>Cedant Web Hosting earthlink.net</text:p>
          </table:table-cell>
          <table:table-cell table:style-name="ce13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7">
          <table:table-cell table:style-name="ce3" office:value-type="string" calcext:value-type="string">
            <text:p>Michael Gulezian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14" office:value-type="string" calcext:value-type="string">
            <text:p>timbrelinemusic.com many different companies called timbreline</text:p>
          </table:table-cell>
          <table:table-cell table:style-name="ce14" office:value-type="string" calcext:value-type="string">
            <text:p>ebusiness32.com</text:p>
          </table:table-cell>
          <table:table-cell table:style-name="ce14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Mike Dawes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13" office:value-type="string" calcext:value-type="string">
            <text:p>candy rat records</text:p>
          </table:table-cell>
          <table:table-cell table:style-name="ce13" office:value-type="string" calcext:value-type="string">
            <text:p>1&amp;1 1and1-dns.com</text:p>
          </table:table-cell>
          <table:table-cell table:style-name="ce13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Muriel Anderson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table:number-columns-repeated="2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14"/>
          <table:table-cell table:style-name="ce14" office:value-type="string" calcext:value-type="string">
            <text:p>worldnic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10">
          <table:table-cell table:style-name="ce2" office:value-type="string" calcext:value-type="string">
            <text:p>Peppino D’Agostino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13"/>
          <table:table-cell table:style-name="ce13" office:value-type="string" calcext:value-type="string">
            <text:p>squarespace domaincontrol.com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Peter Ciluzzi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webhostingpad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13"/>
          <table:table-cell table:style-name="ce13" office:value-type="string" calcext:value-type="string">
            <text:p>Neue Medien Muennich kasserver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</text:p>
            <text:p>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14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14" office:value-type="string" calcext:value-type="string">
            <text:p>DADGAD Music</text:p>
          </table:table-cell>
          <table:table-cell table:style-name="ce14" office:value-type="string" calcext:value-type="string">
            <text:p>cyber host pro hostingsystems.co.uk</text:p>
          </table:table-cell>
          <table:table-cell table:style-name="ce14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Pino Forastier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</text:p>
            <text:p>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13" office:value-type="string" calcext:value-type="string">
            <text:p>candy rat and indie</text:p>
          </table:table-cell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13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11">
          <table:table-cell table:style-name="ce3" office:value-type="string" calcext:value-type="string">
            <text:p>Ray Montford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dreamhost.com</text:p>
          </table:table-cell>
          <table:table-cell table:style-name="ce14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Spencer Elliott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13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Sungha Jung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14" table:number-columns-repeated="2"/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old manual</text:p>
          </table:table-cell>
          <table:table-cell table:style-name="ce14" table:number-columns-repeated="3"/>
          <table:table-cell table:style-name="ce14" office:value-type="string" calcext:value-type="string">
            <text:p>Lg Dacom Kidc nsgodo.com</text:p>
          </table:table-cell>
          <table:table-cell table:style-name="ce14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Thomas Leeb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13" office:value-type="string" calcext:value-type="string">
            <text:p>indie</text:p>
          </table:table-cell>
          <table:table-cell table:style-name="ce13" office:value-type="string" calcext:value-type="string">
            <text:p>RackSpace domaincontrol.com</text:p>
          </table:table-cell>
          <table:table-cell table:style-name="ce13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Tim Sparks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14" office:value-type="string" calcext:value-type="string">
            <text:p>CandyRat and Tzadik</text:p>
          </table:table-cell>
          <table:table-cell table:style-name="ce14" office:value-type="string" calcext:value-type="string">
            <text:p>dreamhost.com</text:p>
          </table:table-cell>
          <table:table-cell table:style-name="ce14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13" office:value-type="string" calcext:value-type="string">
            <text:p>CGP sounds</text:p>
          </table:table-cell>
          <table:table-cell table:style-name="ce13" office:value-type="string" calcext:value-type="string">
            <text:p>defense.net worldnic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Trevor Gordon Hall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14" office:value-type="string" calcext:value-type="string">
            <text:p>through CDBaby</text:p>
          </table:table-cell>
          <table:table-cell table:style-name="ce14" office:value-type="string" calcext:value-type="string">
            <text:p>Integra Telecom hostbaby.com</text:p>
          </table:table-cell>
          <table:table-cell table:style-name="ce14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13"/>
          <table:table-cell table:style-name="ce13" office:value-type="string" calcext:value-type="string">
            <text:p>WideOpenWest domaincontrol.com</text:p>
          </table:table-cell>
          <table:table-cell table:style-name="ce13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12">
          <table:table-cell table:style-name="ce4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6"/>
          <table:table-cell table:style-name="ce15" table:number-columns-repeated="2"/>
          <table:table-cell table:style-name="ce7" table:number-columns-repeated="2"/>
          <table:table-cell table:style-name="ce15" table:number-columns-repeated="8"/>
          <table:table-cell table:style-name="ce7" table:number-columns-repeated="997"/>
          <table:table-cell table:number-columns-repeated="2"/>
        </table:table-row>
        <table:table-row table:style-name="ro12" table:number-rows-repeated="104853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Carlson Instrumental Repertoire 2 Data Set'.A1:'Carlson Instrumental Repertoire 2 Data Set'.Y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0.8pt" fo:margin-bottom="10.8pt" fo:margin-left="10.8pt" fo:margin-right="10.8pt" style:shadow="none" loext:scale-to-X="1" loext:scale-to-Y="2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22:50.888822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21:42:56.052490769</dc:date>
    <meta:editing-duration>PT5H12M19S</meta:editing-duration>
    <meta:editing-cycles>23</meta:editing-cycles>
    <meta:generator>LibreOffice/5.3.1.2$Linux_X86_64 LibreOffice_project/30m0$Build-2</meta:generator>
    <meta:document-statistic meta:table-count="1" meta:cell-count="923" meta:object-count="0"/>
  </office:meta>
</office:document-meta>
</file>